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1000004B0B420369D270B4B2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2.903cm" svg:height="13.328cm" svg:x="3.175cm" svg:y="1.27cm">
          <draw:image xlink:href="Pictures/10000000000004B1000004B0B420369D270B4B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06T15:33:38.133000000</meta:creation-date>
    <dc:date>2021-04-06T18:39:06.334000000</dc:date>
    <meta:editing-duration>PT41M44S</meta:editing-duration>
    <meta:editing-cycles>1</meta:editing-cycles>
    <meta:document-statistic meta:object-count="26"/>
    <meta:generator>LibreOffice/7.0.4.2$Windows_X86_64 LibreOffice_project/dcf040e67528d9187c66b2379df5ea4407429775</meta:generator>
  </office:meta>
</office:document-meta>
</file>